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E0000030FC776CDAFABCF4D9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7.7236in" draw:z-index="0"><draw:image xlink:href="Pictures/10000201000002BE0000030FC776CDAFABCF4D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3T17:59:22.166265559</meta:creation-date>
    <dc:date>2022-10-23T18:00:32.691340261</dc:date>
    <meta:editing-duration>PT1M1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6.1$Linux_X86_64 LibreOffice_project/30$Build-1</meta:generator>
  </office:meta>
</office:document-meta>
</file>